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48" svg:stroke-width="0in" svg:stroke-color="#ff6666" draw:marker-end="a749" svg:stroke-opacity="100%" draw:auto-grow-width="false" draw:auto-grow-height="false"/>
      <style:paragraph-properties style:font-independent-line-spacing="false" style:writing-mode="lr-tb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49" svg:stroke-width="0in" svg:stroke-color="#ff6666" draw:marker-end="a950" svg:stroke-opacity="100%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57" svg:stroke-width="0in" svg:stroke-color="#ff6666" draw:marker-end="a958" svg:stroke-opacity="100%" draw:auto-grow-width="false" draw:auto-grow-height="fals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78" svg:stroke-width="0in" svg:stroke-color="#ff6666" draw:marker-end="a1079" svg:stroke-opacity="100%" draw:auto-grow-width="false" draw:auto-grow-height="false"/>
      <style:paragraph-properties style:font-independent-line-spacing="fals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59" svg:stroke-width="0in" svg:stroke-color="#ff6666" draw:marker-end="a760" svg:stroke-opacity="100%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87" svg:stroke-width="0in" svg:stroke-color="#ff6666" draw:marker-end="a1088" svg:stroke-opacity="100%" draw:auto-grow-width="false" draw:auto-grow-height="false"/>
      <style:paragraph-properties style:font-independent-line-spacing="false" style:writing-mode="lr-tb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64" svg:stroke-width="0in" svg:stroke-color="#ff6666" draw:marker-end="a765" svg:stroke-opacity="100%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64" svg:stroke-width="0in" svg:stroke-color="#ff6666" draw:marker-end="a965" svg:stroke-opacity="100%" draw:auto-grow-width="false" draw:auto-grow-height="false"/>
      <style:paragraph-properties style:font-independent-line-spacing="false" style:writing-mode="lr-tb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605" svg:stroke-width="0in" svg:stroke-color="#ff6666" draw:marker-end="a606" svg:stroke-opacity="100%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570" svg:stroke-width="0in" svg:stroke-color="#ff6666" draw:marker-end="a571" svg:stroke-opacity="100%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802" svg:stroke-width="0in" svg:stroke-color="#ff6666" draw:marker-end="a803" svg:stroke-opacity="100%" draw:auto-grow-width="false" draw:auto-grow-height="false"/>
      <style:paragraph-properties style:font-independent-line-spacing="fals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577" svg:stroke-width="0in" svg:stroke-color="#ff6666" draw:marker-end="a578" svg:stroke-opacity="100%" draw:auto-grow-width="false" draw:auto-grow-height="fals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70" svg:stroke-width="0in" svg:stroke-color="#ff6666" draw:marker-end="a771" svg:stroke-opacity="100%" draw:auto-grow-width="false" draw:auto-grow-height="false"/>
      <style:paragraph-properties style:font-independent-line-spacing="fals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71" svg:stroke-width="0in" svg:stroke-color="#ff6666" draw:marker-end="a972" svg:stroke-opacity="100%" draw:auto-grow-width="false" draw:auto-grow-height="false"/>
      <style:paragraph-properties style:font-independent-line-spacing="false" style:writing-mode="lr-tb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612" svg:stroke-width="0in" svg:stroke-color="#ff6666" draw:marker-end="a613" svg:stroke-opacity="100%" draw:auto-grow-width="false" draw:auto-grow-height="false"/>
      <style:paragraph-properties style:font-independent-line-spacing="fals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584" svg:stroke-width="0in" svg:stroke-color="#ff6666" draw:marker-end="a585" svg:stroke-opacity="100%" draw:auto-grow-width="false" draw:auto-grow-height="false"/>
      <style:paragraph-properties style:font-independent-line-spacing="fals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17" svg:stroke-width="0in" svg:stroke-color="#ff6666" draw:marker-end="a818" svg:stroke-opacity="100%" draw:auto-grow-width="false" draw:auto-grow-height="false"/>
      <style:paragraph-properties style:font-independent-line-spacing="false" style:writing-mode="lr-tb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78" svg:stroke-width="0in" svg:stroke-color="#ff6666" draw:marker-end="a979" svg:stroke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dash" draw:stroke-dash="a620" svg:stroke-width="0in" svg:stroke-color="#00ff66" draw:marker-end="a621" svg:stroke-opacity="100%" draw:auto-grow-width="false" draw:auto-grow-height="false"/>
      <style:paragraph-properties style:font-independent-line-spacing="false" style:writing-mode="lr-tb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draw:fill="none" draw:stroke="dash" draw:stroke-dash="a623" svg:stroke-width="0in" svg:stroke-color="#ff3333" draw:marker-end="a624" svg:stroke-opacity="100%"/>
    </style:style>
    <style:style style:family="graphic" style:name="a9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85" svg:stroke-width="0in" svg:stroke-color="#ff6666" draw:marker-end="a986" svg:stroke-opacity="100%" draw:auto-grow-width="false" draw:auto-grow-height="false"/>
      <style:paragraph-properties style:font-independent-line-spacing="false" style:writing-mode="lr-tb"/>
    </style:style>
    <style:style style:family="graphic" style:name="a628">
      <style:graphic-properties draw:fill="none" draw:stroke="dash" draw:stroke-dash="a626" svg:stroke-width="0in" svg:stroke-color="#00ff66" draw:marker-end="a627" svg:stroke-opacity="100%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589" svg:stroke-width="0in" svg:stroke-color="#0000ff" draw:marker-end="a590" svg:stroke-opacity="100%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596" svg:stroke-width="0in" svg:stroke-color="#ff6666" draw:marker-end="a597" svg:stroke-opacity="100%" draw:auto-grow-width="false" draw:auto-grow-height="false"/>
      <style:paragraph-properties style:font-independent-line-spacing="fals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797" svg:stroke-width="0in" svg:stroke-color="#0000ff" draw:marker-end="a798" svg:stroke-opacity="100%" draw:auto-grow-width="false" draw:auto-grow-height="false"/>
      <style:paragraph-properties style:font-independent-line-spacing="false"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dash" draw:stroke-dash="a629" svg:stroke-width="0in" svg:stroke-color="#ff3333" draw:marker-end="a63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none" draw:stroke="dash" draw:stroke-dash="a632" svg:stroke-width="0in" svg:stroke-color="#66ff66" draw:marker-end="a633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draw:fill="none" draw:stroke="dash" draw:stroke-dash="a635" svg:stroke-width="0in" svg:stroke-color="#66ff66" draw:marker-end="a636" svg:stroke-opacity="100%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96" svg:stroke-width="0in" svg:stroke-color="#ff6666" draw:marker-end="a997" svg:stroke-opacity="100%" draw:auto-grow-width="false" draw:auto-grow-height="false"/>
      <style:paragraph-properties style:font-independent-line-spacing="fals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28" svg:stroke-width="0in" svg:stroke-color="#ff6666" draw:marker-end="a829" svg:stroke-opacity="100%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35" svg:stroke-width="0in" svg:stroke-color="#ff6666" draw:marker-end="a836" svg:stroke-opacity="100%" draw:auto-grow-width="false" draw:auto-grow-height="false"/>
      <style:paragraph-properties style:font-independent-line-spacing="fals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42" svg:stroke-width="0in" svg:stroke-color="#ff6666" draw:marker-end="a843" svg:stroke-opacity="100%" draw:auto-grow-width="false" draw:auto-grow-height="false"/>
      <style:paragraph-properties style:font-independent-line-spacing="fals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05" svg:stroke-width="0in" svg:stroke-color="#ff6666" draw:marker-end="a1006" svg:stroke-opacity="100%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49" svg:stroke-width="0in" svg:stroke-color="#ff6666" draw:marker-end="a850" svg:stroke-opacity="100%" draw:auto-grow-width="false" draw:auto-grow-height="false"/>
      <style:paragraph-properties style:font-independent-line-spacing="fals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54" svg:stroke-width="0in" svg:stroke-color="#000000" draw:marker-end="a855" svg:stroke-opacity="100%" draw:auto-grow-width="false" draw:auto-grow-height="false"/>
      <style:paragraph-properties style:font-independent-line-spacing="fals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13" svg:stroke-width="0in" svg:stroke-color="#ff6666" draw:marker-end="a1014" svg:stroke-opacity="100%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59" svg:stroke-width="0in" svg:stroke-color="#000000" draw:marker-end="a860" svg:stroke-opacity="100%" draw:auto-grow-width="false" draw:auto-grow-height="false"/>
      <style:paragraph-properties style:font-independent-line-spacing="fals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66" svg:stroke-width="0in" svg:stroke-color="#ff6666" draw:marker-end="a867" svg:stroke-opacity="100%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22" svg:stroke-width="0in" svg:stroke-color="#ff6666" draw:marker-end="a1023" svg:stroke-opacity="100%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04" svg:stroke-width="0in" svg:stroke-color="#ff6666" draw:marker-end="a705" svg:stroke-opacity="100%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673" svg:stroke-width="0in" svg:stroke-color="#0000ff" draw:marker-end="a674" svg:stroke-opacity="100%" draw:auto-grow-width="false" draw:auto-grow-height="false"/>
      <style:paragraph-properties style:font-independent-line-spacing="fals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71" svg:stroke-width="0in" svg:stroke-color="#ff6666" draw:marker-end="a872" svg:stroke-opacity="100%" draw:auto-grow-width="false" draw:auto-grow-height="false"/>
      <style:paragraph-properties style:font-independent-line-spacing="fals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11" svg:stroke-width="0in" svg:stroke-color="#ff6666" draw:marker-end="a712" svg:stroke-opacity="100%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678" svg:stroke-width="0in" svg:stroke-color="#ff6666" draw:marker-end="a679" svg:stroke-opacity="100%" draw:auto-grow-width="false" draw:auto-grow-height="false"/>
      <style:paragraph-properties style:font-independent-line-spacing="fals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80" svg:stroke-width="0in" svg:stroke-color="#ff6666" draw:marker-end="a881" svg:stroke-opacity="100%" draw:auto-grow-width="false" draw:auto-grow-height="false"/>
      <style:paragraph-properties style:font-independent-line-spacing="fals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85" svg:stroke-width="0in" svg:stroke-color="#ff6666" draw:marker-end="a886" svg:stroke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18" svg:stroke-width="0in" svg:stroke-color="#ff6666" draw:marker-end="a719" svg:stroke-opacity="100%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25" svg:stroke-width="0in" svg:stroke-color="#ff6666" draw:marker-end="a726" svg:stroke-opacity="100%" draw:auto-grow-width="false" draw:auto-grow-height="false"/>
      <style:paragraph-properties style:font-independent-line-spacing="fals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692" svg:stroke-width="0in" svg:stroke-color="#ff6666" draw:marker-end="a693" svg:stroke-opacity="100%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22" svg:stroke-width="0in" svg:stroke-color="#ff6666" draw:marker-end="a923" svg:stroke-opacity="100%" draw:auto-grow-width="false" draw:auto-grow-height="fals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927" svg:stroke-width="0in" svg:stroke-color="#0000ff" draw:marker-end="a928" svg:stroke-opacity="100%" draw:auto-grow-width="false" draw:auto-grow-height="false"/>
      <style:paragraph-properties style:font-independent-line-spacing="false" style:writing-mode="lr-tb"/>
    </style:style>
    <style:style style:family="graphic" style:name="a8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90" svg:stroke-width="0in" svg:stroke-color="#ff6666" draw:marker-end="a891" svg:stroke-opacity="100%" draw:auto-grow-width="false" draw:auto-grow-height="false"/>
      <style:paragraph-properties style:font-independent-line-spacing="fals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51" svg:stroke-width="0in" svg:stroke-color="#ff6666" draw:marker-end="a1052" svg:stroke-opacity="100%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730" svg:stroke-width="0in" svg:stroke-color="#000000" draw:marker-end="a731" svg:stroke-opacity="100%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735" svg:stroke-width="0in" svg:stroke-color="#000000" draw:marker-end="a736" svg:stroke-opacity="100%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932" svg:stroke-width="0in" svg:stroke-color="#0000ff" draw:marker-end="a933" svg:stroke-opacity="100%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937" svg:stroke-width="0in" svg:stroke-color="#ff6666" draw:marker-end="a938" svg:stroke-opacity="100%" draw:auto-grow-width="false" draw:auto-grow-height="false"/>
      <style:paragraph-properties style:font-independent-line-spacing="fals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62" svg:stroke-width="0in" svg:stroke-color="#ff6666" draw:marker-end="a1063" svg:stroke-opacity="100%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42" svg:stroke-width="0in" svg:stroke-color="#ff6666" draw:marker-end="a743" svg:stroke-opacity="100%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6.1in" svg:y="4.5in" svg:width="3.4in" svg:height="1.4in" draw:id="id73" draw:style-name="a572" draw:name="Rectangle 1">
          <svg:title/>
          <svg:desc/>
          <text:p text:style-name="a567" text:class-names="" text:cond-style-name=""><text:span text:style-name="a566" text:class-names="">Synapse</text:span></text:p>
          <text:p text:style-name="a569" text:class-names="" text:cond-style-name=""><text:span text:style-name="a568" text:class-names="">Firew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in" svg:y="0.9in" svg:width="3.3in" svg:height="1.6in" draw:id="id74" draw:style-name="a579" draw:name="Rectangle 2">
          <svg:title/>
          <svg:desc/>
          <text:p text:style-name="a574" text:class-names="" text:cond-style-name=""><text:span text:style-name="a573" text:class-names="">Storage</text:span></text:p>
          <text:p text:style-name="a576" text:class-names="" text:cond-style-name=""><text:span text:style-name="a575" text:class-names="">Firew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1in" svg:width="1.8in" svg:height="1in" draw:id="id75" draw:style-name="a586" draw:name="Rectangle 3">
          <svg:title/>
          <svg:desc/>
          <text:p text:style-name="a581" text:class-names="" text:cond-style-name=""><text:span text:style-name="a580" text:class-names="">Personal</text:span></text:p>
          <text:p text:style-name="a583" text:class-names="" text:cond-style-name=""><text:span text:style-name="a582" text:class-names="">Lapto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in" svg:y="0.9in" svg:width="2.4in" svg:height="5in" draw:id="id76" draw:style-name="a591" draw:name="Rectangle 4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in" svg:y="1.2in" svg:width="1.8in" svg:height="1in" draw:id="id77" draw:style-name="a598" draw:name="Rectangle 5">
          <svg:title/>
          <svg:desc/>
          <text:p text:style-name="a593" text:class-names="" text:cond-style-name=""><text:span text:style-name="a592" text:class-names="">Storage Acct</text:span></text:p>
          <text:p text:style-name="a595" text:class-names="" text:cond-style-name=""><text:span text:style-name="a594" text:class-names="">AD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4.7in" svg:width="1.8in" svg:height="1in" draw:id="id78" draw:style-name="a607" draw:name="Rectangle 6">
          <svg:title/>
          <svg:desc/>
          <text:p text:style-name="a600" text:class-names="" text:cond-style-name=""><text:span text:style-name="a599" text:class-names="">Synapse</text:span></text:p>
          <text:p text:style-name="a602" text:class-names="" text:cond-style-name=""><text:span text:style-name="a601" text:class-names="">Server-less</text:span></text:p>
          <text:p text:style-name="a604" text:class-names="" text:cond-style-name=""><text:span text:style-name="a603" text:class-names="">End-Poi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in" svg:y="3.1in" svg:width="1.8in" svg:height="1in" draw:id="id79" draw:style-name="a614" draw:name="Rectangle 7">
          <svg:title/>
          <svg:desc/>
          <text:p text:style-name="a609" text:class-names="" text:cond-style-name=""><text:span text:style-name="a608" text:class-names="">Ubuntu</text:span></text:p>
          <text:p text:style-name="a611" text:class-names="" text:cond-style-name=""><text:span text:style-name="a610" text:class-names="">Edge Nod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617" draw:name="TextBox 8" svg:x="3.93386in" svg:y="1.02087in" svg:width="0.86614in" svg:height="0.37913in">
          <draw:text-box>
            <text:p text:style-name="a616" text:class-names="" text:cond-style-name=""><text:span text:style-name="a615" text:class-names="">VNET</text:span></text:p>
          </draw:text-box>
          <svg:title/>
          <svg:desc/>
        </draw:frame>
        <draw:custom-shape svg:x="2.3in" svg:y="3.6in" svg:width="1.2in" svg:height="0in" draw:id="id81" draw:style-name="a622" draw:name="Straight Connector 9">
          <svg:title/>
          <svg:desc/>
          <text:p text:style-name="a619" text:class-names="" text:cond-style-name=""><text:span text:style-name="a618" text:class-names="">SSH</text:span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type="standard" svg:x1="4.4in" svg:y1="4.7in" draw:start-shape="id75" draw:start-glue-point="0" svg:x2="3in" svg:y2="0.1in" draw:end-shape="id74" draw:end-glue-point="3" draw:id="id82" draw:style-name="a625" draw:transform="translate(-3.7in -2.4in) rotate(-1.5708) translate(3.7in 2.4in)" draw:name="Connector: Elbow 10">
          <svg:title/>
          <svg:desc/>
        </draw:connector>
        <draw:connector draw:type="standard" svg:x1="4.3in" svg:y1="2.3in" draw:start-shape="id75" draw:start-glue-point="2" svg:x2="3.2in" svg:y2="7in" draw:end-shape="id73" draw:end-glue-point="3" draw:id="id83" draw:style-name="a628" draw:transform="translate(-3.75in -4.65in) rotate(-4.71239) translate(3.75in 4.65in)" draw:name="Connector: Elbow 11">
          <svg:title/>
          <svg:desc/>
        </draw:connector>
        <draw:connector draw:type="standard" svg:x1="5.3in" svg:y1="3.6in" draw:start-shape="id79" draw:start-glue-point="1" svg:x2="7.65in" svg:y2="2.5in" draw:end-shape="id74" draw:end-glue-point="2" draw:id="id84" draw:style-name="a631" draw:name="Connector: Elbow 12">
          <svg:title/>
          <svg:desc/>
        </draw:connector>
        <draw:connector draw:type="standard" svg:x1="5.8in" svg:y1="3.8in" draw:start-shape="id79" draw:start-glue-point="2" svg:x2="4.7in" svg:y2="5.5in" draw:end-shape="id73" draw:end-glue-point="3" draw:id="id85" draw:style-name="a634" draw:transform="translate(-5.25in -4.65in) rotate(-4.71239) translate(5.25in 4.65in)" draw:name="Connector: Elbow 13">
          <svg:title/>
          <svg:desc/>
        </draw:connector>
        <draw:connector draw:type="standard" svg:x1="6.8in" svg:y1="3.2in" draw:start-shape="id77" draw:start-glue-point="2" svg:x2="9.1in" svg:y2="3.5in" draw:end-shape="id73" draw:end-glue-point="0" draw:id="id86" draw:style-name="a637" draw:transform="translate(-7.95in -3.35in) rotate(-1.5708) translate(7.95in 3.35in)" draw:name="Connector: Elbow 14">
          <svg:title/>
          <svg:desc/>
        </draw:connector>
        <draw:frame draw:id="id87" draw:style-name="a644" draw:name="TextBox 15" svg:x="8.3in" svg:y="2.66024in" svg:width="2.5in" svg:height="0.93976in">
          <draw:text-box>
            <text:list text:style-name="a640">
              <text:list-item>
                <text:p text:style-name="a639" text:class-names="" text:cond-style-name=""><text:span text:style-name="a638" text:class-names="">VNET Integration Enabled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rivate Endpoint</text:span></text:p>
              </text:list-item>
            </text:list>
          </draw:text-box>
          <svg:title/>
          <svg:desc/>
        </draw:frame>
        <draw:frame draw:id="id88" draw:style-name="a663" draw:name="TextBox 16" svg:x="0.4in" svg:y="6.2in" svg:width="10.2in" svg:height="1.62835in">
          <draw:text-box>
            <text:list text:style-name="a647">
              <text:list-item>
                <text:p text:style-name="a646" text:class-names="" text:cond-style-name=""><text:span text:style-name="a645" text:class-names="">The storage firewall is configured to allow connections to ADLS only from Synapse. All public access is disabled.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Synapse is setup to work with VNET integration and is explicitly allowed to connect to the ADLS storage.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AD groups are created ALL_ACCESS, PII_ACCESS, PCI_ACCESS (if we need to hide PII data).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Data is landed in ADLS and is processed to generate hashed columns of PII/PCI data.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ADHOC entitlements are removed to prevent users from using OPENROWSET functionality and go to ADLS.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External tables are created with just the required columns and entitlements given to the roles as per access needs.</text:span></text:p>
              </text:list-item>
            </text:list>
          </draw:text-box>
          <svg:title/>
          <svg:desc/>
        </draw:frame>
        <presentation:notes draw:style-name="a669">
          <draw:frame draw:id="id89" draw:style-name="a666" draw:name="Slide Number Placeholder 6" svg:x="4.81102in" svg:y="10.45in" svg:width="3.68858in" svg:height="0.54961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90" presentation:style-name="a667" draw:name="Slide Image Placeholder 1">
            <svg:title/>
            <svg:desc/>
          </draw:page-thumbnail>
          <draw:frame draw:id="id91" presentation:style-name="a6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670" draw:master-page-name="Master1-Layout7-blank-Blank" presentation:presentation-page-layout-name="Master1-PPL7" draw:id="Slide-257">
        <draw:custom-shape svg:x="0.57014in" svg:y="0.74236in" svg:width="10.0875in" svg:height="6.1875in" draw:id="id92" draw:style-name="a675" draw:name="Rectangle 1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in" svg:y="2.4in" svg:width="2.5in" svg:height="3.4in" draw:id="id93" draw:style-name="a680" draw:name="Freeform: Shape 2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4" draw:style-name="a683" draw:name="TextBox 3" svg:x="1.03386in" svg:y="1.1in" svg:width="5.26614in" svg:height="0.37913in">
          <draw:text-box>
            <text:p text:style-name="a682" text:class-names="" text:cond-style-name=""><text:span text:style-name="a681" text:class-names="">Personal Laptop</text:span></text:p>
          </draw:text-box>
          <svg:title/>
          <svg:desc/>
        </draw:frame>
        <draw:custom-shape svg:x="4.9in" svg:y="3in" svg:width="1.8in" svg:height="1in" draw:id="id95" draw:style-name="a694" draw:name="Rectangle 4">
          <svg:title/>
          <svg:desc/>
          <text:p text:style-name="a685" text:class-names="" text:cond-style-name=""><text:span text:style-name="a684" text:class-names="">Docker</text:span></text:p>
          <text:p text:style-name="a687" text:class-names="" text:cond-style-name=""><text:span text:style-name="a686" text:class-names="">(Zookeeper)</text:span></text:p>
          <text:p text:style-name="a691" text:class-names="" text:cond-style-name=""><text:span text:style-name="a688" text:class-names="">Port<text:s text:c="1"/></text:span><text:span text:style-name="a689" text:class-names="">2181</text:span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in" svg:y="4.4in" svg:width="1.8in" svg:height="1in" draw:id="id96" draw:style-name="a706" draw:name="Rectangle 5">
          <svg:title/>
          <svg:desc/>
          <text:p text:style-name="a696" text:class-names="" text:cond-style-name=""><text:span text:style-name="a695" text:class-names="">Docker</text:span></text:p>
          <text:p text:style-name="a698" text:class-names="" text:cond-style-name=""><text:span text:style-name="a697" text:class-names="">(Bootstrap)</text:span></text:p>
          <text:p text:style-name="a703" text:class-names="" text:cond-style-name=""><text:span text:style-name="a699" text:class-names="">Port<text:s text:c="1"/></text:span><text:span text:style-name="a700" text:class-names="">9</text:span><text:span text:style-name="a701" text:class-names="">092</text:span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2in" svg:width="1.8in" svg:height="1in" draw:id="id97" draw:style-name="a713" draw:name="Rectangle 6">
          <svg:title/>
          <svg:desc/>
          <text:p text:style-name="a708" text:class-names="" text:cond-style-name=""><text:span text:style-name="a707" text:class-names="">Temperature</text:span></text:p>
          <text:p text:style-name="a710" text:class-names="" text:cond-style-name=""><text:span text:style-name="a709" text:class-names="">Downlo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3.5in" svg:width="1.8in" svg:height="1in" draw:id="id98" draw:style-name="a720" draw:name="Rectangle 7">
          <svg:title/>
          <svg:desc/>
          <text:p text:style-name="a715" text:class-names="" text:cond-style-name=""><text:span text:style-name="a714" text:class-names="">Temperature</text:span></text:p>
          <text:p text:style-name="a717" text:class-names="" text:cond-style-name=""><text:span text:style-name="a716" text:class-names="">Reformat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5in" svg:width="1.8in" svg:height="1in" draw:id="id99" draw:style-name="a727" draw:name="Rectangle 8">
          <svg:title/>
          <svg:desc/>
          <text:p text:style-name="a722" text:class-names="" text:cond-style-name=""><text:span text:style-name="a721" text:class-names="">Temperature</text:span></text:p>
          <text:p text:style-name="a724" text:class-names="" text:cond-style-name=""><text:span text:style-name="a723" text:class-names="">Strea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in" svg:y="3in" svg:width="0in" svg:height="0.5in" draw:id="id100" draw:style-name="a732" draw:name="Straight Connector 9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3in" svg:y="4.5in" svg:width="0in" svg:height="0.5in" draw:id="id101" draw:style-name="a737" draw:name="Straight Connector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6535in" svg:y="2.7189in" svg:width="1.8in" svg:height="1in" draw:id="id102" draw:style-name="a744" draw:name="Rectangle 12">
          <svg:title/>
          <svg:desc/>
          <text:p text:style-name="a739" text:class-names="" text:cond-style-name=""><text:span text:style-name="a738" text:class-names="">Spark Stream</text:span></text:p>
          <text:p text:style-name="a741" text:class-names="" text:cond-style-name=""><text:span text:style-name="a740" text:class-names="">Analytic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4134in" svg:y="6.0186in" svg:width="1.92401in" svg:height="0.8in" draw:id="id103" draw:style-name="a750" draw:name="Freeform: Shape 14">
          <svg:title/>
          <svg:desc/>
          <text:p text:style-name="a747" text:class-names="" text:cond-style-name=""><text:span text:style-name="a745" text:class-names="">Delta Format</text:span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48268in" svg:y="4.3375in" svg:width="1.8in" svg:height="1in" draw:id="id104" draw:style-name="a761" draw:name="Rectangle 18">
          <svg:title/>
          <svg:desc/>
          <text:p text:style-name="a755" text:class-names="" text:cond-style-name=""><text:span text:style-name="a751" text:class-names="">Strea</text:span><text:span text:style-name="a752" text:class-names="">m</text:span><text:span text:style-name="a753" text:class-names=""><text:s text:c="1"/></text:span><text:span text:style-name="a754" text:class-names=""/></text:p>
          <text:p text:style-name="a758" text:class-names="" text:cond-style-name=""><text:span text:style-name="a756" text:class-names="">Download</text:span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268in" svg:y="1.32047in" svg:width="1.7in" svg:height="0.8in" draw:id="id105" draw:style-name="a766" draw:name="Freeform: Shape 20">
          <svg:title/>
          <svg:desc/>
          <text:p text:style-name="a763" text:class-names="" text:cond-style-name=""><text:span text:style-name="a762" text:class-names="">Aggregates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5in" svg:y="6.02277in" svg:width="1.91666in" svg:height="0.8in" draw:id="id106" draw:style-name="a772" draw:name="Freeform: Shape 21">
          <svg:title/>
          <svg:desc/>
          <text:p text:style-name="a769" text:class-names="" text:cond-style-name=""><text:span text:style-name="a767" text:class-names="">Parquet Format</text:span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25in" svg:y="5.40654in" svg:width="0.36535in" svg:height="0.6625in" draw:id="id107" draw:style-name="a775" draw:name="Arrow: Down 22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08" draw:style-name="a778" draw:transform="translate(-0.18268in -0.33125in) rotate(-4.71239) translate(7.33125in 4.9in)" draw:name="Arrow: Down 23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09" draw:style-name="a781" draw:transform="translate(-0.18268in -0.33125in) rotate(-4.71239) translate(7.27401in 3.36736in)" draw:name="Arrow: Down 24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10" draw:style-name="a784" draw:transform="translate(-0.18268in -0.33125in) rotate(-3.14159) translate(8.38268in 2.36989in)" draw:name="Arrow: Down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7913in" svg:height="1.37979in" draw:id="id111" draw:style-name="a787" draw:transform="translate(-0.18957in -0.68989in) rotate(-4.71239) translate(3.91011in 5.40689in)" draw:name="Arrow: Down 26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63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793">
          <draw:frame draw:id="id112" draw:style-name="a790" draw:name="Slide Number Placeholder 6" svg:x="4.81102in" svg:y="10.45in" svg:width="3.68858in" svg:height="0.54961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113" presentation:style-name="a791" draw:name="Slide Image Placeholder 1">
            <svg:title/>
            <svg:desc/>
          </draw:page-thumbnail>
          <draw:frame draw:id="id114" presentation:style-name="a7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794" draw:master-page-name="Master1-Layout7-blank-Blank" presentation:presentation-page-layout-name="Master1-PPL7" draw:id="Slide-258">
        <draw:custom-shape svg:x="0.57014in" svg:y="0.74236in" svg:width="10.0875in" svg:height="6.1875in" draw:id="id115" draw:style-name="a799" draw:name="Rectangle 1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in" svg:y="2.4in" svg:width="2.5in" svg:height="3.4in" draw:id="id116" draw:style-name="a804" draw:name="Freeform: Shape 2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7" draw:style-name="a808" draw:name="TextBox 3" svg:x="1.03386in" svg:y="1.1in" svg:width="2.52804in" svg:height="0.38969in">
          <draw:text-box>
            <text:p text:style-name="a807" text:class-names="" text:cond-style-name=""><text:span text:style-name="a805" text:class-names="">Ubuntu VM on Azure</text:span><text:span text:style-name="a806" text:class-names=""/></text:p>
          </draw:text-box>
          <svg:title/>
          <svg:desc/>
        </draw:frame>
        <draw:custom-shape svg:x="4.9in" svg:y="3in" svg:width="1.8in" svg:height="1in" draw:id="id118" draw:style-name="a819" draw:name="Rectangle 4">
          <svg:title/>
          <svg:desc/>
          <text:p text:style-name="a810" text:class-names="" text:cond-style-name=""><text:span text:style-name="a809" text:class-names=""/></text:p>
          <text:p text:style-name="a812" text:class-names="" text:cond-style-name=""><text:span text:style-name="a811" text:class-names="">(Zookeeper)</text:span></text:p>
          <text:p text:style-name="a816" text:class-names="" text:cond-style-name=""><text:span text:style-name="a813" text:class-names="">Port<text:s text:c="1"/></text:span><text:span text:style-name="a814" text:class-names="">2181</text:span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in" svg:y="4.4in" svg:width="1.8in" svg:height="1in" draw:id="id119" draw:style-name="a830" draw:name="Rectangle 5">
          <svg:title/>
          <svg:desc/>
          <text:p text:style-name="a822" text:class-names="" text:cond-style-name=""><text:span text:style-name="a820" text:class-names="">(</text:span><text:span text:style-name="a821" text:class-names="">Bootstrap)</text:span></text:p>
          <text:p text:style-name="a827" text:class-names="" text:cond-style-name=""><text:span text:style-name="a823" text:class-names="">Port<text:s text:c="1"/></text:span><text:span text:style-name="a824" text:class-names="">9</text:span><text:span text:style-name="a825" text:class-names="">092</text:span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2in" svg:width="1.8in" svg:height="1in" draw:id="id120" draw:style-name="a837" draw:name="Rectangle 6">
          <svg:title/>
          <svg:desc/>
          <text:p text:style-name="a832" text:class-names="" text:cond-style-name=""><text:span text:style-name="a831" text:class-names="">Temperature</text:span></text:p>
          <text:p text:style-name="a834" text:class-names="" text:cond-style-name=""><text:span text:style-name="a833" text:class-names="">Downlo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3.5in" svg:width="1.8in" svg:height="1in" draw:id="id121" draw:style-name="a844" draw:name="Rectangle 7">
          <svg:title/>
          <svg:desc/>
          <text:p text:style-name="a839" text:class-names="" text:cond-style-name=""><text:span text:style-name="a838" text:class-names="">Temperature</text:span></text:p>
          <text:p text:style-name="a841" text:class-names="" text:cond-style-name=""><text:span text:style-name="a840" text:class-names="">Reformat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5in" svg:width="1.8in" svg:height="1in" draw:id="id122" draw:style-name="a851" draw:name="Rectangle 8">
          <svg:title/>
          <svg:desc/>
          <text:p text:style-name="a846" text:class-names="" text:cond-style-name=""><text:span text:style-name="a845" text:class-names="">Temperature</text:span></text:p>
          <text:p text:style-name="a848" text:class-names="" text:cond-style-name=""><text:span text:style-name="a847" text:class-names="">Strea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in" svg:y="3in" svg:width="0in" svg:height="0.5in" draw:id="id123" draw:style-name="a856" draw:name="Straight Connector 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3in" svg:y="4.5in" svg:width="0in" svg:height="0.5in" draw:id="id124" draw:style-name="a861" draw:name="Straight Connector 1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6535in" svg:y="2.7189in" svg:width="1.8in" svg:height="1in" draw:id="id125" draw:style-name="a868" draw:name="Rectangle 12">
          <svg:title/>
          <svg:desc/>
          <text:p text:style-name="a863" text:class-names="" text:cond-style-name=""><text:span text:style-name="a862" text:class-names="">Spark Stream</text:span></text:p>
          <text:p text:style-name="a865" text:class-names="" text:cond-style-name=""><text:span text:style-name="a864" text:class-names="">Analytic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4134in" svg:y="6.0186in" svg:width="1.92401in" svg:height="0.8in" draw:id="id126" draw:style-name="a873" draw:name="Freeform: Shape 14">
          <svg:title/>
          <svg:desc/>
          <text:p text:style-name="a870" text:class-names="" text:cond-style-name=""><text:span text:style-name="a869" text:class-names="">Delta Format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48268in" svg:y="4.3375in" svg:width="1.8in" svg:height="1in" draw:id="id127" draw:style-name="a882" draw:name="Rectangle 18">
          <svg:title/>
          <svg:desc/>
          <text:p text:style-name="a876" text:class-names="" text:cond-style-name=""><text:span text:style-name="a874" text:class-names="">Strea</text:span><text:span text:style-name="a875" text:class-names="">m<text:s text:c="1"/></text:span></text:p>
          <text:p text:style-name="a879" text:class-names="" text:cond-style-name=""><text:span text:style-name="a877" text:class-names="">Download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268in" svg:y="1.32047in" svg:width="1.7in" svg:height="0.8in" draw:id="id128" draw:style-name="a887" draw:name="Freeform: Shape 20">
          <svg:title/>
          <svg:desc/>
          <text:p text:style-name="a884" text:class-names="" text:cond-style-name=""><text:span text:style-name="a883" text:class-names="">Aggregates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5in" svg:y="6.02277in" svg:width="1.91666in" svg:height="0.8in" draw:id="id129" draw:style-name="a892" draw:name="Freeform: Shape 21">
          <svg:title/>
          <svg:desc/>
          <text:p text:style-name="a889" text:class-names="" text:cond-style-name=""><text:span text:style-name="a888" text:class-names="">Parquet Format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25in" svg:y="5.40654in" svg:width="0.36535in" svg:height="0.6625in" draw:id="id130" draw:style-name="a895" draw:name="Arrow: Down 22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31" draw:style-name="a898" draw:transform="translate(-0.18268in -0.33125in) rotate(-4.71239) translate(7.33125in 4.9in)" draw:name="Arrow: Down 23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32" draw:style-name="a901" draw:transform="translate(-0.18268in -0.33125in) rotate(-4.71239) translate(7.27401in 3.36736in)" draw:name="Arrow: Down 24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33" draw:style-name="a904" draw:transform="translate(-0.18268in -0.33125in) rotate(-3.14159) translate(8.38268in 2.36989in)" draw:name="Arrow: Down 25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7913in" svg:height="1.37979in" draw:id="id134" draw:style-name="a907" draw:transform="translate(-0.18957in -0.68989in) rotate(-4.71239) translate(3.91011in 5.40689in)" draw:name="Arrow: Down 26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63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5" draw:style-name="a911" draw:name="TextBox 11" svg:x="4.61189in" svg:y="2.45444in" svg:width="2.20498in" svg:height="0.38969in">
          <draw:text-box>
            <text:p text:style-name="a910" text:class-names="" text:cond-style-name=""><text:span text:style-name="a908" text:class-names="">Kafka &amp; ZK Install</text:span><text:span text:style-name="a909" text:class-names=""/></text:p>
          </draw:text-box>
          <svg:title/>
          <svg:desc/>
        </draw:frame>
        <presentation:notes draw:style-name="a918">
          <draw:frame draw:id="id136" draw:style-name="a915" draw:name="Slide Number Placeholder 6" svg:x="4.81102in" svg:y="10.45in" svg:width="3.68858in" svg:height="0.54961in">
            <draw:text-box>
              <text:p text:style-name="a914" text:class-names="" text:cond-style-name=""><text:span text:style-name="a912" text:class-names=""><text:page-number style:num-format="1" text:fixed="false">2</text:page-number></text:span><text:span text:style-name="a913" text:class-names=""/></text:p>
            </draw:text-box>
            <svg:title/>
            <svg:desc/>
          </draw:frame>
          <draw:page-thumbnail draw:page-number="3" svg:x="1.5in" svg:y="0.83507in" svg:width="5.5in" svg:height="4.125in" presentation:class="page" draw:id="id137" presentation:style-name="a916" draw:name="Slide Image Placeholder 1">
            <svg:title/>
            <svg:desc/>
          </draw:page-thumbnail>
          <draw:frame draw:id="id138" presentation:style-name="a91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919" draw:master-page-name="Master1-Layout7-blank-Blank" presentation:presentation-page-layout-name="Master1-PPL7" draw:id="Slide-259">
        <draw:custom-shape svg:x="7.26586in" svg:y="1.2854in" svg:width="2.59803in" svg:height="3.38113in" draw:id="id139" draw:style-name="a924" draw:name="Rectangle 27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118in" svg:y="5.37462in" svg:width="10.15764in" svg:height="1.32621in" draw:id="id140" draw:style-name="a929" draw:name="Rectangle 13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395in" svg:y="0.80522in" svg:width="5.89105in" svg:height="4.1436in" draw:id="id141" draw:style-name="a934" draw:name="Rectangle 1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4722in" svg:y="1.33022in" svg:width="2.5in" svg:height="3.4in" draw:id="id142" draw:style-name="a939" draw:name="Freeform: Shape 2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3" draw:style-name="a942" draw:name="TextBox 3" svg:x="3.34788in" svg:y="0.86259in" svg:width="2.52804in" svg:height="0.38969in">
          <draw:text-box>
            <text:p text:style-name="a941" text:class-names="" text:cond-style-name=""><text:span text:style-name="a940" text:class-names="">Ubuntu VM on Azure</text:span></text:p>
          </draw:text-box>
          <svg:title/>
          <svg:desc/>
        </draw:frame>
        <draw:custom-shape svg:x="4.24722in" svg:y="1.93022in" svg:width="1.8in" svg:height="1in" draw:id="id144" draw:style-name="a951" draw:name="Rectangle 4">
          <svg:title/>
          <svg:desc/>
          <text:p text:style-name="a944" text:class-names="" text:cond-style-name=""><text:span text:style-name="a943" text:class-names=""/></text:p>
          <text:p text:style-name="a946" text:class-names="" text:cond-style-name=""><text:span text:style-name="a945" text:class-names="">(Zookeeper)</text:span></text:p>
          <text:p text:style-name="a948" text:class-names="" text:cond-style-name=""><text:span text:style-name="a947" text:class-names="">Port 218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4722in" svg:y="3.33022in" svg:width="1.8in" svg:height="1in" draw:id="id145" draw:style-name="a959" draw:name="Rectangle 5">
          <svg:title/>
          <svg:desc/>
          <text:p text:style-name="a954" text:class-names="" text:cond-style-name=""><text:span text:style-name="a952" text:class-names="">(</text:span><text:span text:style-name="a953" text:class-names="">Bootstrap)</text:span></text:p>
          <text:p text:style-name="a956" text:class-names="" text:cond-style-name=""><text:span text:style-name="a955" text:class-names="">Port 909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0.93022in" svg:width="1.8in" svg:height="1in" draw:id="id146" draw:style-name="a966" draw:name="Rectangle 6">
          <svg:title/>
          <svg:desc/>
          <text:p text:style-name="a961" text:class-names="" text:cond-style-name=""><text:span text:style-name="a960" text:class-names="">Temperature</text:span></text:p>
          <text:p text:style-name="a963" text:class-names="" text:cond-style-name=""><text:span text:style-name="a962" text:class-names="">Downlo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7772in" svg:y="2.2528in" svg:width="1.8in" svg:height="1in" draw:id="id147" draw:style-name="a973" draw:name="Rectangle 7">
          <svg:title/>
          <svg:desc/>
          <text:p text:style-name="a968" text:class-names="" text:cond-style-name=""><text:span text:style-name="a967" text:class-names="">Temperature</text:span></text:p>
          <text:p text:style-name="a970" text:class-names="" text:cond-style-name=""><text:span text:style-name="a969" text:class-names="">Reformat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8577in" svg:y="3.63368in" svg:width="1.8in" svg:height="1in" draw:id="id148" draw:style-name="a980" draw:name="Rectangle 8">
          <svg:title/>
          <svg:desc/>
          <text:p text:style-name="a975" text:class-names="" text:cond-style-name=""><text:span text:style-name="a974" text:class-names="">Temperature</text:span></text:p>
          <text:p text:style-name="a977" text:class-names="" text:cond-style-name=""><text:span text:style-name="a976" text:class-names="">Strea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889in" svg:y="1.6592in" svg:width="1.8in" svg:height="1in" draw:id="id149" draw:style-name="a987" draw:name="Rectangle 12">
          <svg:title/>
          <svg:desc/>
          <text:p text:style-name="a982" text:class-names="" text:cond-style-name=""><text:span text:style-name="a981" text:class-names="">Spark Stream</text:span></text:p>
          <text:p text:style-name="a984" text:class-names="" text:cond-style-name=""><text:span text:style-name="a983" text:class-names="">Analytic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0497in" svg:y="5.56779in" svg:width="2.1309in" svg:height="0.8in" draw:id="id150" draw:style-name="a998" draw:name="Freeform: Shape 14">
          <svg:title/>
          <svg:desc/>
          <text:p text:style-name="a990" text:class-names="" text:cond-style-name=""><text:span text:style-name="a988" text:class-names="">Temperatures</text:span><text:span text:style-name="a989" text:class-names=""/></text:p>
          <text:p text:style-name="a995" text:class-names="" text:cond-style-name=""><text:span text:style-name="a991" text:class-names="">De</text:span><text:span text:style-name="a992" text:class-names="">lt</text:span><text:span text:style-name="a993" text:class-names="">a</text:span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67924in" svg:y="3.26293in" svg:width="1.8in" svg:height="1in" draw:id="id151" draw:style-name="a1007" draw:name="Rectangle 18">
          <svg:title/>
          <svg:desc/>
          <text:p text:style-name="a1001" text:class-names="" text:cond-style-name=""><text:span text:style-name="a999" text:class-names="">Strea</text:span><text:span text:style-name="a1000" text:class-names="">m<text:s text:c="1"/></text:span></text:p>
          <text:p text:style-name="a1004" text:class-names="" text:cond-style-name=""><text:span text:style-name="a1002" text:class-names="">Download</text:span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86in" svg:y="0.15734in" svg:width="2.35845in" svg:height="0.8in" draw:id="id152" draw:style-name="a1015" draw:name="Freeform: Shape 20">
          <svg:title/>
          <svg:desc/>
          <text:p text:style-name="a1009" text:class-names="" text:cond-style-name=""><text:span text:style-name="a1008" text:class-names="">Stream<text:s text:c="1"/></text:span></text:p>
          <text:p text:style-name="a1012" text:class-names="" text:cond-style-name=""><text:span text:style-name="a1010" text:class-names="">Aggregates</text:span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6397in" svg:y="5.56779in" svg:width="2.0853in" svg:height="0.8in" draw:id="id153" draw:style-name="a1024" draw:name="Freeform: Shape 21">
          <svg:title/>
          <svg:desc/>
          <text:p text:style-name="a1017" text:class-names="" text:cond-style-name=""><text:span text:style-name="a1016" text:class-names="">Temperatures</text:span></text:p>
          <text:p text:style-name="a1021" text:class-names="" text:cond-style-name=""><text:span text:style-name="a1018" text:class-names="">Parque</text:span><text:span text:style-name="a1019" text:class-names="">t</text:span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29967in" svg:y="4.66663in" svg:width="0.51977in" svg:height="0.77157in" draw:id="id154" draw:style-name="a1027" draw:name="Arrow: Down 22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32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899in" svg:height="0.863in" draw:id="id155" draw:style-name="a1030" draw:transform="translate(-0.23949in -0.4315in) rotate(-4.71239) translate(6.85955in 2.41971in)" draw:name="Arrow: Down 24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56" draw:style-name="a1033" draw:transform="translate(-0.18268in -0.33125in) rotate(-3.14159) translate(8.43588in 1.30532in)" draw:name="Arrow: Down 25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1899in" svg:height="0.72585in" draw:id="id157" draw:style-name="a1036" draw:transform="translate(-0.2595in -0.36292in) rotate(-4.71239) translate(3.58314in 4.40704in)" draw:name="Arrow: Down 26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7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58" draw:style-name="a1040" draw:name="TextBox 11" svg:x="3.95912in" svg:y="1.38466in" svg:width="2.20498in" svg:height="0.38969in">
          <draw:text-box>
            <text:p text:style-name="a1039" text:class-names="" text:cond-style-name=""><text:span text:style-name="a1037" text:class-names="">Kafka &amp; ZK Install</text:span><text:span text:style-name="a1038" text:class-names=""/></text:p>
          </draw:text-box>
          <svg:title/>
          <svg:desc/>
        </draw:frame>
        <draw:frame draw:id="id159" draw:style-name="a1044" draw:name="TextBox 15" svg:x="7.97931in" svg:y="6.33947in" svg:width="3.03327in" svg:height="0.38969in">
          <draw:text-box>
            <text:p text:style-name="a1043" text:class-names="" text:cond-style-name=""><text:span text:style-name="a1041" text:class-names="">Azure Data Lake Storage</text:span><text:span text:style-name="a1042" text:class-names=""/></text:p>
          </draw:text-box>
          <svg:title/>
          <svg:desc/>
        </draw:frame>
        <draw:custom-shape svg:x="3.45185in" svg:y="7.02004in" svg:width="1.62593in" svg:height="0.71142in" draw:id="id160" draw:style-name="a1053" draw:name="Rectangle 16">
          <svg:title/>
          <svg:desc/>
          <text:p text:style-name="a1046" text:class-names="" text:cond-style-name=""><text:span text:style-name="a1045" text:class-names="">Synapse<text:s text:c="1"/></text:span></text:p>
          <text:p text:style-name="a1050" text:class-names="" text:cond-style-name=""><text:span text:style-name="a1047" text:class-names="">Serverles</text:span><text:span text:style-name="a1048" text:class-names="">s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062in" svg:y="6.50639in" svg:width="0.37079in" svg:height="0.51365in" draw:id="id161" draw:style-name="a1056" draw:name="Arrow: Down 17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87591in" svg:y="7.00734in" svg:width="1.62593in" svg:height="0.71142in" draw:id="id162" draw:style-name="a1064" draw:name="Rectangle 19">
          <svg:title/>
          <svg:desc/>
          <text:p text:style-name="a1058" text:class-names="" text:cond-style-name=""><text:span text:style-name="a1057" text:class-names="">Synapse<text:s text:c="1"/></text:span></text:p>
          <text:p text:style-name="a1061" text:class-names="" text:cond-style-name=""><text:span text:style-name="a1059" text:class-names="">Dedicated</text:span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7899in" svg:height="0.863in" draw:id="id163" draw:style-name="a1067" draw:transform="translate(-0.23949in -0.4315in) rotate(-4.71239) translate(6.89211in 3.93022in)" draw:name="Arrow: Down 28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64" draw:style-name="a1071" draw:name="TextBox 29" svg:x="7.26586in" svg:y="2.73568in" svg:width="2.48603in" svg:height="0.38969in">
          <draw:text-box>
            <text:p text:style-name="a1070" text:class-names="" text:cond-style-name=""><text:span text:style-name="a1068" text:class-names="">Synapse Spark Pool</text:span><text:span text:style-name="a1069" text:class-names=""/></text:p>
          </draw:text-box>
          <svg:title/>
          <svg:desc/>
        </draw:frame>
        <draw:custom-shape svg:x="0.85878in" svg:y="5.56779in" svg:width="2.1309in" svg:height="0.8in" draw:id="id165" draw:style-name="a1080" draw:name="Freeform: Shape 30">
          <svg:title/>
          <svg:desc/>
          <text:p text:style-name="a1074" text:class-names="" text:cond-style-name=""><text:span text:style-name="a1072" text:class-names="">Temperatures</text:span><text:span text:style-name="a1073" text:class-names=""/></text:p>
          <text:p text:style-name="a1077" text:class-names="" text:cond-style-name=""><text:span text:style-name="a1075" text:class-names="">Raw</text:span><text:span text:style-name="a1076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34788in" svg:y="5.56779in" svg:width="2.1309in" svg:height="0.8in" draw:id="id166" draw:style-name="a1089" draw:name="Freeform: Shape 31">
          <svg:title/>
          <svg:desc/>
          <text:p text:style-name="a1083" text:class-names="" text:cond-style-name=""><text:span text:style-name="a1081" text:class-names="">Temperatures</text:span><text:span text:style-name="a1082" text:class-names=""/></text:p>
          <text:p text:style-name="a1086" text:class-names="" text:cond-style-name=""><text:span text:style-name="a1084" text:class-names="">(Silver)</text:span><text:span text:style-name="a108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1.00692in" svg:y="4.93886in" svg:width="0.37079in" svg:height="0.51365in" draw:id="id167" draw:style-name="a1092" draw:name="Arrow: Down 32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68" draw:style-name="a1096" draw:name="TextBox 33" svg:x="8.80227in" svg:y="4.75436in" svg:width="1.9524in" svg:height="0.38969in">
          <draw:text-box>
            <text:p text:style-name="a1095" text:class-names="" text:cond-style-name=""><text:span text:style-name="a1093" text:class-names="">Streaming Flow</text:span><text:span text:style-name="a1094" text:class-names=""/></text:p>
          </draw:text-box>
          <svg:title/>
          <svg:desc/>
        </draw:frame>
        <draw:frame draw:id="id169" draw:style-name="a1100" draw:name="TextBox 34" svg:x="3.72948in" svg:y="4.94882in" svg:width="1.44738in" svg:height="0.38969in">
          <draw:text-box>
            <text:p text:style-name="a1099" text:class-names="" text:cond-style-name=""><text:span text:style-name="a1097" text:class-names="">Batch Flow</text:span><text:span text:style-name="a1098" text:class-names=""/></text:p>
          </draw:text-box>
          <svg:title/>
          <svg:desc/>
        </draw:frame>
        <draw:custom-shape svg:x="2.03157in" svg:y="1.85628in" svg:width="0.37079in" svg:height="0.51365in" draw:id="id170" draw:style-name="a1103" draw:name="Arrow: Down 35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03637in" svg:y="3.21081in" svg:width="0.37079in" svg:height="0.51365in" draw:id="id171" draw:style-name="a1106" draw:name="Arrow: Down 36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113">
          <draw:frame draw:id="id172" draw:style-name="a1110" draw:name="Slide Number Placeholder 6" svg:x="4.81102in" svg:y="10.45in" svg:width="3.68858in" svg:height="0.54961in">
            <draw:text-box>
              <text:p text:style-name="a1109" text:class-names="" text:cond-style-name=""><text:span text:style-name="a1107" text:class-names=""><text:page-number style:num-format="1" text:fixed="false">3</text:page-number></text:span><text:span text:style-name="a1108" text:class-names=""/></text:p>
            </draw:text-box>
            <svg:title/>
            <svg:desc/>
          </draw:frame>
          <draw:page-thumbnail draw:page-number="4" svg:x="1.5in" svg:y="0.83507in" svg:width="5.5in" svg:height="4.125in" presentation:class="page" draw:id="id173" presentation:style-name="a1111" draw:name="Slide Image Placeholder 1">
            <svg:title/>
            <svg:desc/>
          </draw:page-thumbnail>
          <draw:frame draw:id="id174" presentation:style-name="a11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29" svg:viewBox="0 0 20 30" svg:d="m10 0-10 30h20z"/>
    <draw:marker draw:name="a731" svg:viewBox="0 0 20 30" svg:d="m10 0-10 30h20z"/>
    <draw:marker draw:name="a736" svg:viewBox="0 0 20 30" svg:d="m10 0-10 30h20z"/>
    <draw:marker draw:name="a1052" svg:viewBox="0 0 20 30" svg:d="m10 0-10 30h20z"/>
    <draw:marker draw:name="a986" svg:viewBox="0 0 20 30" svg:d="m10 0-10 30h20z"/>
    <draw:marker draw:name="a712" svg:viewBox="0 0 20 30" svg:d="m10 0-10 30h20z"/>
    <draw:marker draw:name="a590" svg:viewBox="0 0 20 30" svg:d="m10 0-10 30h20z"/>
    <draw:marker draw:name="a1079" svg:viewBox="0 0 20 30" svg:d="m10 0-10 30h20z"/>
    <draw:marker draw:name="a891" svg:viewBox="0 0 20 30" svg:d="m10 0-10 30h20z"/>
    <draw:marker draw:name="a965" svg:viewBox="0 0 20 30" svg:d="m10 0-10 30h20z"/>
    <draw:marker draw:name="a719" svg:viewBox="0 0 20 30" svg:d="m10 0-10 30h20z"/>
    <draw:marker draw:name="a571" svg:viewBox="0 0 20 30" svg:d="m10 0-10 30h20z"/>
    <draw:marker draw:name="a621" svg:viewBox="0 0 20 30" svg:d="m10 0-10 30h20z"/>
    <draw:marker draw:name="a597" svg:viewBox="0 0 20 30" svg:d="m10 0-10 30h20z"/>
    <draw:marker draw:name="a872" svg:viewBox="0 0 20 30" svg:d="m10 0-10 30h20z"/>
    <draw:marker draw:name="a923" svg:viewBox="0 0 20 30" svg:d="m10 0-10 30h20z"/>
    <draw:marker draw:name="a1014" svg:viewBox="0 0 20 30" svg:d="m10 0-10 30h20z"/>
    <draw:marker draw:name="a624" svg:viewBox="0 0 20 30" svg:d="m10 0-10 30h20z"/>
    <draw:marker draw:name="a850" svg:viewBox="0 0 20 30" svg:d="m10 0-10 30h20z"/>
    <draw:marker draw:name="a627" svg:viewBox="0 0 20 30" svg:d="m10 0-10 30h20z"/>
    <draw:marker draw:name="a578" svg:viewBox="0 0 20 30" svg:d="m10 0-10 30h20z"/>
    <draw:marker draw:name="a928" svg:viewBox="0 0 20 30" svg:d="m10 0-10 30h20z"/>
    <draw:marker draw:name="a855" svg:viewBox="0 0 20 30" svg:d="m10 0-10 30h20z"/>
    <draw:marker draw:name="a606" svg:viewBox="0 0 20 30" svg:d="m10 0-10 30h20z"/>
    <draw:marker draw:name="a760" svg:viewBox="0 0 20 30" svg:d="m10 0-10 30h20z"/>
    <draw:marker draw:name="a836" svg:viewBox="0 0 20 30" svg:d="m10 0-10 30h20z"/>
    <draw:marker draw:name="a765" svg:viewBox="0 0 20 30" svg:d="m10 0-10 30h20z"/>
    <draw:marker draw:name="a693" svg:viewBox="0 0 20 30" svg:d="m10 0-10 30h20z"/>
    <draw:marker draw:name="a743" svg:viewBox="0 0 20 30" svg:d="m10 0-10 30h20z"/>
    <draw:marker draw:name="a818" svg:viewBox="0 0 20 30" svg:d="m10 0-10 30h20z"/>
    <draw:marker draw:name="a972" svg:viewBox="0 0 20 30" svg:d="m10 0-10 30h20z"/>
    <draw:marker draw:name="a1088" svg:viewBox="0 0 20 30" svg:d="m10 0-10 30h20z"/>
    <draw:marker draw:name="a1063" svg:viewBox="0 0 20 30" svg:d="m10 0-10 30h20z"/>
    <draw:marker draw:name="a997" svg:viewBox="0 0 20 30" svg:d="m10 0-10 30h20z"/>
    <draw:marker draw:name="a674" svg:viewBox="0 0 20 30" svg:d="m10 0-10 30h20z"/>
    <draw:marker draw:name="a749" svg:viewBox="0 0 20 30" svg:d="m10 0-10 30h20z"/>
    <draw:marker draw:name="a950" svg:viewBox="0 0 20 30" svg:d="m10 0-10 30h20z"/>
    <draw:marker draw:name="a726" svg:viewBox="0 0 20 30" svg:d="m10 0-10 30h20z"/>
    <draw:marker draw:name="a679" svg:viewBox="0 0 20 30" svg:d="m10 0-10 30h20z"/>
    <draw:marker draw:name="a630" svg:viewBox="0 0 20 30" svg:d="m10 0-10 30h20z"/>
    <draw:marker draw:name="a979" svg:viewBox="0 0 20 30" svg:d="m10 0-10 30h20z"/>
    <draw:marker draw:name="a705" svg:viewBox="0 0 20 30" svg:d="m10 0-10 30h20z"/>
    <draw:marker draw:name="a881" svg:viewBox="0 0 20 30" svg:d="m10 0-10 30h20z"/>
    <draw:marker draw:name="a633" svg:viewBox="0 0 20 30" svg:d="m10 0-10 30h20z"/>
    <draw:marker draw:name="a1023" svg:viewBox="0 0 20 30" svg:d="m10 0-10 30h20z"/>
    <draw:marker draw:name="a933" svg:viewBox="0 0 20 30" svg:d="m10 0-10 30h20z"/>
    <draw:marker draw:name="a958" svg:viewBox="0 0 20 30" svg:d="m10 0-10 30h20z"/>
    <draw:marker draw:name="a585" svg:viewBox="0 0 20 30" svg:d="m10 0-10 30h20z"/>
    <draw:marker draw:name="a860" svg:viewBox="0 0 20 30" svg:d="m10 0-10 30h20z"/>
    <draw:marker draw:name="a636" svg:viewBox="0 0 20 30" svg:d="m10 0-10 30h20z"/>
    <draw:marker draw:name="a886" svg:viewBox="0 0 20 30" svg:d="m10 0-10 30h20z"/>
    <draw:marker draw:name="a613" svg:viewBox="0 0 20 30" svg:d="m10 0-10 30h20z"/>
    <draw:marker draw:name="a938" svg:viewBox="0 0 20 30" svg:d="m10 0-10 30h20z"/>
    <draw:marker draw:name="a1006" svg:viewBox="0 0 20 30" svg:d="m10 0-10 30h20z"/>
    <draw:marker draw:name="a867" svg:viewBox="0 0 20 30" svg:d="m10 0-10 30h20z"/>
    <draw:marker draw:name="a843" svg:viewBox="0 0 20 30" svg:d="m10 0-10 30h20z"/>
    <draw:marker draw:name="a771" svg:viewBox="0 0 20 30" svg:d="m10 0-10 30h20z"/>
    <draw:marker draw:name="a798" svg:viewBox="0 0 20 30" svg:d="m10 0-10 30h20z"/>
    <draw:marker draw:name="a803" svg:viewBox="0 0 20 30" svg:d="m10 0-10 30h20z"/>
    <draw:stroke-dash draw:name="a730" draw:style="rect" draw:dots1="2" draw:dots1-length="0in" draw:distance="0in"/>
    <draw:stroke-dash draw:name="a759" draw:style="rect" draw:dots1="2" draw:dots1-length="0in" draw:distance="0in"/>
    <draw:stroke-dash draw:name="a735" draw:style="rect" draw:dots1="2" draw:dots1-length="0in" draw:distance="0in"/>
    <draw:stroke-dash draw:name="a1051" draw:style="rect" draw:dots1="2" draw:dots1-length="0in" draw:distance="0in"/>
    <draw:stroke-dash draw:name="a985" draw:style="rect" draw:dots1="2" draw:dots1-length="0in" draw:distance="0in"/>
    <draw:stroke-dash draw:name="a711" draw:style="rect" draw:dots1="2" draw:dots1-length="0in" draw:distance="0in"/>
    <draw:stroke-dash draw:name="a1078" draw:style="rect" draw:dots1="2" draw:dots1-length="0in" draw:distance="0in"/>
    <draw:stroke-dash draw:name="a890" draw:style="rect" draw:dots1="2" draw:dots1-length="0in" draw:distance="0in"/>
    <draw:stroke-dash draw:name="a964" draw:style="rect" draw:dots1="2" draw:dots1-length="0in" draw:distance="0in"/>
    <draw:stroke-dash draw:name="a718" draw:style="rect" draw:dots1="2" draw:dots1-length="0in" draw:distance="0in"/>
    <draw:stroke-dash draw:name="a570" draw:style="rect" draw:dots1="2" draw:dots1-length="0in" draw:distance="0in"/>
    <draw:stroke-dash draw:name="a620" draw:style="rect" draw:dots1="2" draw:dots1-length="0in" draw:distance="0in"/>
    <draw:stroke-dash draw:name="a596" draw:style="rect" draw:dots1="2" draw:dots1-length="0in" draw:distance="0in"/>
    <draw:stroke-dash draw:name="a871" draw:style="rect" draw:dots1="2" draw:dots1-length="0in" draw:distance="0in"/>
    <draw:stroke-dash draw:name="a922" draw:style="rect" draw:dots1="2" draw:dots1-length="0in" draw:distance="0in"/>
    <draw:stroke-dash draw:name="a1013" draw:style="rect" draw:dots1="2" draw:dots1-length="0in" draw:distance="0in"/>
    <draw:stroke-dash draw:name="a623" draw:style="rect" draw:dots1="2" draw:dots1-length="0in" draw:distance="0in"/>
    <draw:stroke-dash draw:name="a949" draw:style="rect" draw:dots1="2" draw:dots1-length="0in" draw:distance="0in"/>
    <draw:stroke-dash draw:name="a626" draw:style="rect" draw:dots1="2" draw:dots1-length="0in" draw:distance="0in"/>
    <draw:stroke-dash draw:name="a577" draw:style="rect" draw:dots1="2" draw:dots1-length="0in" draw:distance="0in"/>
    <draw:stroke-dash draw:name="a927" draw:style="rect" draw:dots1="2" draw:dots1-length="0in" draw:distance="0in"/>
    <draw:stroke-dash draw:name="a854" draw:style="rect" draw:dots1="2" draw:dots1-length="0in" draw:distance="0in"/>
    <draw:stroke-dash draw:name="a629" draw:style="rect" draw:dots1="2" draw:dots1-length="0in" draw:distance="0in"/>
    <draw:stroke-dash draw:name="a605" draw:style="rect" draw:dots1="2" draw:dots1-length="0in" draw:distance="0in"/>
    <draw:stroke-dash draw:name="a859" draw:style="rect" draw:dots1="2" draw:dots1-length="0in" draw:distance="0in"/>
    <draw:stroke-dash draw:name="a835" draw:style="rect" draw:dots1="2" draw:dots1-length="0in" draw:distance="0in"/>
    <draw:stroke-dash draw:name="a764" draw:style="rect" draw:dots1="2" draw:dots1-length="0in" draw:distance="0in"/>
    <draw:stroke-dash draw:name="a692" draw:style="rect" draw:dots1="2" draw:dots1-length="0in" draw:distance="0in"/>
    <draw:stroke-dash draw:name="a742" draw:style="rect" draw:dots1="2" draw:dots1-length="0in" draw:distance="0in"/>
    <draw:stroke-dash draw:name="a817" draw:style="rect" draw:dots1="2" draw:dots1-length="0in" draw:distance="0in"/>
    <draw:stroke-dash draw:name="a971" draw:style="rect" draw:dots1="2" draw:dots1-length="0in" draw:distance="0in"/>
    <draw:stroke-dash draw:name="a1087" draw:style="rect" draw:dots1="2" draw:dots1-length="0in" draw:distance="0in"/>
    <draw:stroke-dash draw:name="a1062" draw:style="rect" draw:dots1="2" draw:dots1-length="0in" draw:distance="0in"/>
    <draw:stroke-dash draw:name="a996" draw:style="rect" draw:dots1="2" draw:dots1-length="0in" draw:distance="0in"/>
    <draw:stroke-dash draw:name="a673" draw:style="rect" draw:dots1="2" draw:dots1-length="0in" draw:distance="0in"/>
    <draw:stroke-dash draw:name="a748" draw:style="rect" draw:dots1="2" draw:dots1-length="0in" draw:distance="0in"/>
    <draw:stroke-dash draw:name="a725" draw:style="rect" draw:dots1="2" draw:dots1-length="0in" draw:distance="0in"/>
    <draw:stroke-dash draw:name="a678" draw:style="rect" draw:dots1="2" draw:dots1-length="0in" draw:distance="0in"/>
    <draw:stroke-dash draw:name="a978" draw:style="rect" draw:dots1="2" draw:dots1-length="0in" draw:distance="0in"/>
    <draw:stroke-dash draw:name="a704" draw:style="rect" draw:dots1="2" draw:dots1-length="0in" draw:distance="0in"/>
    <draw:stroke-dash draw:name="a880" draw:style="rect" draw:dots1="2" draw:dots1-length="0in" draw:distance="0in"/>
    <draw:stroke-dash draw:name="a632" draw:style="rect" draw:dots1="2" draw:dots1-length="0in" draw:distance="0in"/>
    <draw:stroke-dash draw:name="a1022" draw:style="rect" draw:dots1="2" draw:dots1-length="0in" draw:distance="0in"/>
    <draw:stroke-dash draw:name="a584" draw:style="rect" draw:dots1="2" draw:dots1-length="0in" draw:distance="0in"/>
    <draw:stroke-dash draw:name="a957" draw:style="rect" draw:dots1="2" draw:dots1-length="0in" draw:distance="0in"/>
    <draw:stroke-dash draw:name="a932" draw:style="rect" draw:dots1="2" draw:dots1-length="0in" draw:distance="0in"/>
    <draw:stroke-dash draw:name="a635" draw:style="rect" draw:dots1="2" draw:dots1-length="0in" draw:distance="0in"/>
    <draw:stroke-dash draw:name="a885" draw:style="rect" draw:dots1="2" draw:dots1-length="0in" draw:distance="0in"/>
    <draw:stroke-dash draw:name="a612" draw:style="rect" draw:dots1="2" draw:dots1-length="0in" draw:distance="0in"/>
    <draw:stroke-dash draw:name="a589" draw:style="rect" draw:dots1="2" draw:dots1-length="0in" draw:distance="0in"/>
    <draw:stroke-dash draw:name="a937" draw:style="rect" draw:dots1="2" draw:dots1-length="0in" draw:distance="0in"/>
    <draw:stroke-dash draw:name="a1005" draw:style="rect" draw:dots1="2" draw:dots1-length="0in" draw:distance="0in"/>
    <draw:stroke-dash draw:name="a866" draw:style="rect" draw:dots1="2" draw:dots1-length="0in" draw:distance="0in"/>
    <draw:stroke-dash draw:name="a842" draw:style="rect" draw:dots1="2" draw:dots1-length="0in" draw:distance="0in"/>
    <draw:stroke-dash draw:name="a770" draw:style="rect" draw:dots1="2" draw:dots1-length="0in" draw:distance="0in"/>
    <draw:stroke-dash draw:name="a797" draw:style="rect" draw:dots1="2" draw:dots1-length="0in" draw:distance="0in"/>
    <draw:stroke-dash draw:name="a849" draw:style="rect" draw:dots1="2" draw:dots1-length="0in" draw:distance="0in"/>
    <draw:stroke-dash draw:name="a802" draw:style="rect" draw:dots1="2" draw:dots1-length="0in" draw:distance="0in"/>
    <draw:stroke-dash draw:name="a828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Venky J</meta:initial-creator>
    <dc:creator>Venky Jagannath</dc:creator>
    <meta:creation-date>2023-09-08T07:27:10Z</meta:creation-date>
    <dc:date>2023-09-19T13:43:05Z</dc:date>
    <meta:editing-cycles>10</meta:editing-cycles>
    <meta:editing-duration>PT6739S</meta:editing-duration>
    <meta:document-statistic meta:paragraph-count="102" meta:word-count="263"/>
  </office:meta>
</office:document-meta>
</file>